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so</text:p>
      <text:p text:style-name="Standard"/>
      <text:p text:style-name="Standard">call_user_func("parser_$parser", $this, $value, $modifier);</text:p>
      <text:p text:style-name="Standard"/>
      <text:p text:style-name="Standard">TO </text:p>
      <text:p text:style-name="Standard"/>
      <text:p text:style-name="Standard"/>
      <text:p text:style-name="Standard"><text:s text:c="14"/>$functToCall = "parser_$parser";</text:p>
      <text:p text:style-name="Standard"><text:s text:c="14"/>if( function_exists($functToCall) ){</text:p>
      <text:p text:style-name="Standard"><text:s text:c="16"/>$result .= $functToCall($this, $value, $modifier);</text:p>
      <text:p text:style-name="Standard"><text:s text:c="14"/>}</text:p>
      <text:p text:style-name="Standard"/>
      <text:p text:style-name="Standard">если есть ещё опыт , пишит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vel </meta:initial-creator>
    <meta:creation-date>2011-04-14T12:54:13</meta:creation-date>
    <dc:date>2011-04-14T12:54:59</dc:date>
    <dc:creator>Pavel </dc:creator>
    <meta:editing-duration>PT46S</meta:editing-duration>
    <meta:editing-cycles>2</meta:editing-cycles>
    <meta:generator>LibreOffice/3.3$Linux LibreOffice_project/330m19$Build-6</meta:generator>
    <meta:document-statistic meta:table-count="0" meta:image-count="0" meta:object-count="0" meta:page-count="1" meta:paragraph-count="8" meta:word-count="24" meta:character-count="270"/>
  </office:meta>
</office:document-meta>
</file>